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53670"/>
    </style:style>
    <style:style style:name="P2" style:family="paragraph" style:parent-style-name="Preformatted_20_Text" style:list-style-name="L1">
      <style:paragraph-properties fo:margin-top="0cm" fo:margin-bottom="0.499cm" loext:contextual-spacing="false"/>
    </style:style>
    <style:style style:name="P3" style:family="paragraph" style:parent-style-name="Preformatted_20_Text" style:list-style-name="L2">
      <style:paragraph-properties fo:margin-top="0cm" fo:margin-bottom="0.499cm" loext:contextual-spacing="false"/>
    </style:style>
    <style:style style:name="P4" style:family="paragraph" style:parent-style-name="Preformatted_20_Text" style:list-style-name="L3">
      <style:paragraph-properties fo:margin-top="0cm" fo:margin-bottom="0.499cm" loext:contextual-spacing="false"/>
    </style:style>
    <style:style style:name="P5" style:family="paragraph" style:parent-style-name="Preformatted_20_Text" style:list-style-name="L4">
      <style:paragraph-properties fo:margin-top="0cm" fo:margin-bottom="0.499cm" loext:contextual-spacing="false"/>
    </style:style>
    <style:style style:name="P6" style:family="paragraph" style:parent-style-name="Preformatted_20_Text" style:list-style-name="L5">
      <style:paragraph-properties fo:margin-top="0cm" fo:margin-bottom="0.499cm" loext:contextual-spacing="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T1" style:family="text">
      <style:text-properties fo:font-size="18pt" style:text-underline-style="none" style:font-size-asian="18pt" style:font-size-complex="18pt"/>
    </style:style>
    <style:style style:name="T2" style:family="text">
      <style:text-properties style:font-name="aaka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ource_20_Text"/></text:p>
      <text:p text:style-name="Preformatted_20_Text"/>
      <text:p text:style-name="Preformatted_20_Text"><text:span text:style-name="Source_20_Text"><text:span text:style-name="T2">## 1. Introduction</text:span></text:span></text:p>
      <text:p text:style-name="Preformatted_20_Text"><text:span text:style-name="Source_20_Text"><text:span text:style-name="T2">This document outlines the structured approach for testing the KPMPP API, covering different aspects such as load testing, stress testing, security testing, performance testing, and integration testing. The goal is to ensure the API is **scalable, secure, and performs efficiently** under various conditions.</text:span></text:span></text:p>
      <text:h text:style-name="Heading_20_2" text:outline-level="2"><text:s/>Report Generation</text:h>
      <text:p text:style-name="Text_20_body">Each test script is placed in its respective folder, and test results are <text:span text:style-name="Strong_20_Emphasis">automatically saved</text:span> in a corresponding results file.</text:p>
      <text:h text:style-name="Heading_20_3" text:outline-level="3">4.1 Load Testing</text:h>
      <text:list xml:id="list1165831561" text:style-name="L1">
        <text:list-item>
          <text:p text:style-name="P12"><text:span text:style-name="Strong_20_Emphasis">Test File:</text:span> <text:span text:style-name="Source_20_Text">tests/load_testing/load.js</text:span> </text:p>
        </text:list-item>
        <text:list-item>
          <text:p text:style-name="P7"><text:span text:style-name="Strong_20_Emphasis">Execution Command:</text:span> </text:p>
          <text:p text:style-name="P2"><text:span text:style-name="Source_20_Text">node tests/load_testing/load.js</text:span></text:p>
        </text:list-item>
        <text:list-item>
          <text:p text:style-name="P7"><text:span text:style-name="Strong_20_Emphasis">Purpose:</text:span> Simulates concurrent user requests to evaluate response time and API behavior under load. </text:p>
        </text:list-item>
      </text:list>
      <text:h text:style-name="Heading_20_3" text:outline-level="3">4.2 Stress Testing</text:h>
      <text:list xml:id="list1427808727" text:style-name="L2">
        <text:list-item>
          <text:p text:style-name="P13"><text:span text:style-name="Strong_20_Emphasis">Test File:</text:span> <text:span text:style-name="Source_20_Text">tests/stress_testing/stress.js</text:span> </text:p>
        </text:list-item>
        <text:list-item>
          <text:p text:style-name="P8"><text:span text:style-name="Strong_20_Emphasis">Execution Command:</text:span> </text:p>
          <text:p text:style-name="P3"><text:span text:style-name="Source_20_Text">node tests/stress_testing/stress.js</text:span></text:p>
        </text:list-item>
        <text:list-item>
          <text:p text:style-name="P8"><text:span text:style-name="Strong_20_Emphasis">Purpose:</text:span> Pushes the API to its limits to identify breaking points. </text:p>
        </text:list-item>
      </text:list>
      <text:h text:style-name="Heading_20_3" text:outline-level="3">4.3 Security Testing</text:h>
      <text:list xml:id="list1671485065" text:style-name="L3">
        <text:list-item>
          <text:p text:style-name="P14"><text:span text:style-name="Strong_20_Emphasis">Test File:</text:span> <text:span text:style-name="Source_20_Text">tests/security_testing/security.js</text:span> </text:p>
        </text:list-item>
        <text:list-item>
          <text:p text:style-name="P9"><text:span text:style-name="Strong_20_Emphasis">Execution Command:</text:span> </text:p>
          <text:p text:style-name="P4"><text:span text:style-name="Source_20_Text">node tests/security_testing/security.js</text:span></text:p>
        </text:list-item>
        <text:list-item>
          <text:p text:style-name="P9"><text:span text:style-name="Strong_20_Emphasis">Purpose:</text:span> Identifies vulnerabilities such as <text:span text:style-name="Strong_20_Emphasis">SQL injection, XSS, and authentication flaws</text:span>. </text:p>
        </text:list-item>
      </text:list>
      <text:h text:style-name="Heading_20_3" text:outline-level="3">4.4 Performance Testing</text:h>
      <text:list xml:id="list3324562252" text:style-name="L4">
        <text:list-item>
          <text:p text:style-name="P15"><text:span text:style-name="Strong_20_Emphasis">Test File:</text:span> <text:span text:style-name="Source_20_Text">tests/performance_testing/performance.js</text:span> </text:p>
        </text:list-item>
        <text:list-item>
          <text:p text:style-name="P10"><text:span text:style-name="Strong_20_Emphasis">Execution Command:</text:span> </text:p>
          <text:p text:style-name="P5"><text:span text:style-name="Source_20_Text">node tests/performance_testing/performance.js</text:span></text:p>
        </text:list-item>
        <text:list-item>
          <text:p text:style-name="P10"><text:span text:style-name="Strong_20_Emphasis">Purpose:</text:span> Evaluates API efficiency, response time, and optimization needs. </text:p>
        </text:list-item>
      </text:list>
      <text:h text:style-name="Heading_20_3" text:outline-level="3">4.5 Integration Testing</text:h>
      <text:list xml:id="list3956350712" text:style-name="L5">
        <text:list-item>
          <text:p text:style-name="P16"><text:span text:style-name="Strong_20_Emphasis">Test File:</text:span> <text:span text:style-name="Source_20_Text">tests/integration_testing/integration.js</text:span> </text:p>
        </text:list-item>
        <text:list-item>
          <text:p text:style-name="P11"><text:soft-page-break/><text:span text:style-name="Strong_20_Emphasis">Execution Command:</text:span> </text:p>
          <text:p text:style-name="P6"><text:span text:style-name="Source_20_Text">node tests/integration_testing/integration.js</text:span></text:p>
        </text:list-item>
        <text:list-item>
          <text:p text:style-name="P11"><text:span text:style-name="Strong_20_Emphasis">Purpose:</text:span> Ensures different API modules interact correctly. </text:p>
        </text:list-item>
      </text:list>
      <text:h text:style-name="Heading_20_2" text:outline-level="2">5. Reviewing Test Reports</text:h>
      <text:p text:style-name="Text_20_body">After executing tests, <text:span text:style-name="Strong_20_Emphasis">results are automatically stored</text:span> in their respective <text:span text:style-name="Source_20_Text">_results.txt</text:span> files inside each folder. Review these files to identify potential issues and optimizations.</text:p>
      <text:h text:style-name="Heading_20_2" text:outline-level="2">6. Conclusion</text:h>
      <text:p text:style-name="Text_20_body">This structured approach ensures <text:span text:style-name="Strong_20_Emphasis">comprehensive API testing</text:span>, allowing for efficient debugging, performance optimization, and security enhancements.</text:p>
      <text:p text:style-name="Preformatted_20_Text"><text:span text:style-name="Source_20_Tex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paragraph-rsid="00053670"/>
    </style:style>
    <style:style style:name="MT1" style:family="text">
      <style:text-properties fo:font-size="18pt" style:text-underline-style="none" style:font-size-asian="18pt" style:font-size-complex="1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Strong_20_Emphasis"><text:span text:style-name="MT1"><text:s text:c="15"/>API Testing Structure and Execution Plan</text:span></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15T08:15:42.058508237</meta:creation-date>
    <dc:date>2025-02-16T08:06:53.625081997</dc:date>
    <meta:editing-duration>PT4M45S</meta:editing-duration>
    <meta:editing-cycles>5</meta:editing-cycles>
    <meta:generator>LibreOffice/6.4.7.2$Linux_X86_64 LibreOffice_project/40$Build-2</meta:generator>
    <meta:document-statistic meta:table-count="0" meta:image-count="0" meta:object-count="0" meta:page-count="2" meta:paragraph-count="34" meta:word-count="242" meta:character-count="1919" meta:non-whitespace-character-count="1700"/>
  </office:meta>
</office:document-meta>
</file>